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d3c" officeooo:paragraph-rsid="0008ed3c"/>
    </style:style>
    <style:style style:name="P2" style:family="paragraph" style:parent-style-name="Standard">
      <style:paragraph-properties fo:text-align="start" style:justify-single-word="false"/>
      <style:text-properties officeooo:rsid="0008ed3c" officeooo:paragraph-rsid="0008ed3c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sans-serif" fo:font-size="13.5pt" officeooo:paragraph-rsid="0008ed3c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sans-serif" fo:font-size="13.5pt" officeooo:paragraph-rsid="00100589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sans-serif" fo:font-size="13.5pt" officeooo:paragraph-rsid="0018ee6e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3.5pt" officeooo:paragraph-rsid="00100589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3.5pt" officeooo:paragraph-rsid="001338d1"/>
    </style:style>
    <style:style style:name="P8" style:family="paragraph" style:parent-style-name="Standard">
      <style:text-properties style:font-name="sans-serif" fo:font-size="13.5p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.5pt" fo:font-weight="bold" officeooo:rsid="0008ed3c" officeooo:paragraph-rsid="0008ed3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3.5pt" fo:font-weight="bold" officeooo:rsid="00100589" officeooo:paragraph-rsid="0010058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3.5pt" fo:font-weight="bold" officeooo:rsid="0018ee6e" officeooo:paragraph-rsid="0018ee6e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sans-serif" fo:font-size="13.5pt" officeooo:rsid="000f27d5" officeooo:paragraph-rsid="001756bc"/>
    </style:style>
    <style:style style:name="P13" style:family="paragraph" style:parent-style-name="Standard" style:list-style-name="L2">
      <style:text-properties style:font-name="sans-serif" fo:font-size="13.5pt"/>
    </style:style>
    <style:style style:name="P14" style:family="paragraph" style:parent-style-name="Standard">
      <style:text-properties style:font-name="sans-serif" fo:font-size="13.5pt" officeooo:paragraph-rsid="00100589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.5pt" officeooo:rsid="0018ee6e" officeooo:paragraph-rsid="0018ee6e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8ed3c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a571c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cd0a3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f7c1b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00589"/>
    </style:style>
    <style:style style:name="P21" style:family="paragraph" style:parent-style-name="Standard">
      <style:paragraph-properties fo:text-align="start" style:justify-single-word="false"/>
      <style:text-properties officeooo:paragraph-rsid="0008ed3c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f27d5" officeooo:paragraph-rsid="000f27d5"/>
    </style:style>
    <style:style style:name="P23" style:family="paragraph" style:parent-style-name="Standard">
      <style:paragraph-properties fo:text-align="start" style:justify-single-word="false"/>
      <style:text-properties officeooo:rsid="00100589" officeooo:paragraph-rsid="00100589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00589" officeooo:paragraph-rsid="00100589" style:font-weight-asian="bold" style:font-weight-complex="bold"/>
    </style:style>
    <style:style style:name="P25" style:family="paragraph" style:parent-style-name="Standard">
      <style:text-properties officeooo:paragraph-rsid="00100589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paragraph-rsid="00100589"/>
    </style:style>
    <style:style style:name="T1" style:family="text">
      <style:text-properties officeooo:rsid="00092ca4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0944f3"/>
    </style:style>
    <style:style style:name="T4" style:family="text">
      <style:text-properties style:font-name="sans-serif" fo:font-size="13.5pt" officeooo:rsid="000a571c"/>
    </style:style>
    <style:style style:name="T5" style:family="text">
      <style:text-properties style:font-name="sans-serif" fo:font-size="13.5pt" officeooo:rsid="000b40c8"/>
    </style:style>
    <style:style style:name="T6" style:family="text">
      <style:text-properties style:font-name="sans-serif" fo:font-size="13.5pt" officeooo:rsid="000e7609"/>
    </style:style>
    <style:style style:name="T7" style:family="text">
      <style:text-properties style:font-name="sans-serif" fo:font-size="13.5pt" officeooo:rsid="000f27d5"/>
    </style:style>
    <style:style style:name="T8" style:family="text">
      <style:text-properties style:font-name="sans-serif" fo:font-size="13.5pt" officeooo:rsid="000f7c1b"/>
    </style:style>
    <style:style style:name="T9" style:family="text">
      <style:text-properties style:font-name="sans-serif" fo:font-size="13.5pt" officeooo:rsid="00100589"/>
    </style:style>
    <style:style style:name="T10" style:family="text">
      <style:text-properties style:font-name="sans-serif" fo:font-size="13.5pt" officeooo:rsid="001756bc"/>
    </style:style>
    <style:style style:name="T11" style:family="text">
      <style:text-properties style:font-name="sans-serif" fo:font-size="13.5pt" officeooo:rsid="0018ee6e"/>
    </style:style>
    <style:style style:name="T12" style:family="text">
      <style:text-properties officeooo:rsid="000a34ab"/>
    </style:style>
    <style:style style:name="T13" style:family="text">
      <style:text-properties officeooo:rsid="000c37f0"/>
    </style:style>
    <style:style style:name="T14" style:family="text">
      <style:text-properties officeooo:rsid="000cd0a3"/>
    </style:style>
    <style:style style:name="T15" style:family="text">
      <style:text-properties officeooo:rsid="000e6e59"/>
    </style:style>
    <style:style style:name="T16" style:family="text">
      <style:text-properties officeooo:rsid="000f27d5"/>
    </style:style>
    <style:style style:name="T17" style:family="text">
      <style:text-properties officeooo:rsid="00100589"/>
    </style:style>
    <style:style style:name="T18" style:family="text">
      <style:text-properties fo:font-weight="bold" officeooo:rsid="001338d1" style:font-weight-asian="bold" style:font-weight-complex="bold"/>
    </style:style>
    <style:style style:name="T19" style:family="text">
      <style:text-properties officeooo:rsid="0013b2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LP <text:s/>Assignment 3</text:p>
      <text:p text:style-name="P1"/>
      <text:p text:style-name="P9"><text:span text:style-name="T1">W</text:span>hat are (some of) the pros and cons of different methods for</text:p>
      <text:p text:style-name="P8">computing similarity between words in the Twitter dataset?</text:p>
      <text:p text:style-name="P2"/>
      <text:list xml:id="list7254113473689245913" text:style-name="L1">
        <text:list-item>
          <text:p text:style-name="P16"><text:span text:style-name="T6">Implement some fairly simple methods and spend a bit of time thinking about what is in the dataset and see what </text:span><text:span text:style-name="T2">you can discover about the data or the methods.</text:span></text:p>
        </text:list-item>
        <text:list-item>
          <text:p text:style-name="P16"><text:span text:style-name="T3">Describe what questions you decided to </text:span><text:span text:style-name="T2">investigate, what approach you used, and what results you got.</text:span></text:p>
        </text:list-item>
      </text:list>
      <text:p text:style-name="P21"><text:span text:style-name="T2"/></text:p>
      <text:p text:style-name="P24"><text:span text:style-name="T2">Questions</text:span></text:p>
      <text:p text:style-name="P23"><text:span text:style-name="T2"/></text:p>
      <text:list xml:id="list191118187988496" text:continue-numbering="true" text:style-name="L1">
        <text:list-item>
          <text:p text:style-name="P4">Some possible questions to consider might be:</text:p>
        </text:list-item>
      </text:list>
      <text:p text:style-name="P26"><text:tab/>∙<text:span text:style-name="T2">How are the different methods affected by word frequency? <text:tab/>Are <text:tab/>some methods more sensitive to frequency, or especially <text:tab/>good/bad <text:tab/>for low-frequency words?</text:span></text:p>
      <text:p text:style-name="P26"><text:tab/>∙<text:span text:style-name="T2">Do you see any systematic differences in how different <text:tab/>methods rank the similarities between words? Do some <text:tab/>methods seem to be more accurate than others?</text:span></text:p>
      <text:p text:style-name="P26"><text:tab/>∙<text:span text:style-name="T2">Do you see any results (either overall, or for particular <text:tab/>words/word pairs) that surprise you? If so, are these <text:tab/>surprising results </text:span><text:span text:style-name="T5">c</text:span><text:span text:style-name="T2">onsistent across different measures, or <text:tab/>do they differ? By looking more closely at specific examples, <text:tab/>can you find an explanation of <text:tab/>the result?</text:span></text:p>
      <text:p text:style-name="P6"><text:tab/>Or think of your own question!</text:p>
      <text:p text:style-name="P6"/>
      <text:p text:style-name="P10">Methods</text:p>
      <text:p text:style-name="P6"/>
      <text:list xml:id="list191119123546485" text:continue-numbering="true" text:style-name="L1">
        <text:list-item>
          <text:p text:style-name="P3"><text:span text:style-name="T12">Expl</text:span>ore at least two other methods for computing similarities.</text:p>
        </text:list-item>
        <text:list-item>
          <text:p text:style-name="P17"><text:span text:style-name="T4">You</text:span><text:span text:style-name="T2"> could choose to:</text:span></text:p>
          <text:p text:style-name="P17"><text:span text:style-name="T4"><text:s/>- <text:s/>look</text:span><text:span text:style-name="T2"> at different methods of computing the context vectors,</text:span></text:p>
          <text:list>
            <text:list-item>
              <text:p text:style-name="P17"><text:span text:style-name="T2">different similarity measures, </text:span></text:p>
            </text:list-item>
            <text:list-item>
              <text:p text:style-name="P17"><text:span text:style-name="T2">or a combination of each.</text:span></text:p>
            </text:list-item>
          </text:list>
        </text:list-item>
      </text:list>
      <text:list xml:id="list1526915221031137938" text:style-name="L2">
        <text:list-item>
          <text:p text:style-name="P13">The textbook and slides mention many ways to compute context vectors and similarities. In a few cases, potential pros/cons are already mentioned, so these might be things to try evaluating</text:p>
        </text:list-item>
      </text:list>
      <text:p text:style-name="Standard"><text:span text:style-name="T2"><text:tab/>yourself in your analysis.</text:span></text:p>
      <text:list xml:id="list191119770979572" text:continue-list="list191119123546485" text:style-name="L1">
        <text:list-item>
          <text:p text:style-name="P20"><text:span text:style-name="T9">Changing conte</text:span><text:span text:style-name="T11">x</text:span><text:span text:style-name="T9">t vectors:</text:span></text:p>
          <text:p text:style-name="P20"><text:span text:style-name="T9">- changing the number of context words used, (Challenging)</text:span></text:p>
          <text:p text:style-name="P20"><text:span text:style-name="T9">- reducing the dimensionality </text:span><text:span text:style-name="T2">of the vectors </text:span><text:span text:style-name="T9">(Challenging)</text:span></text:p>
        </text:list-item>
      </text:list>
      <text:p text:style-name="P25"><text:span text:style-name="T9"><text:tab/>-</text:span><text:span text:style-name="T2">Replacing PPMI is the easiest option and is totally fine.</text:span></text:p>
      <text:list xml:id="list191118450938311" text:continue-numbering="true" text:style-name="L1">
        <text:list-item>
          <text:p text:style-name="P20"><text:span text:style-name="T2">After implementing your chosen methods:</text:span></text:p>
          <text:p text:style-name="P4"><text:soft-page-break/>- Choose a set of words/word pairs with which you will evaluate your results <text:span text:style-name="T19">(See main assignment brief ‘Choosing words’ section)</text:span>.</text:p>
        </text:list-item>
      </text:list>
      <text:p text:style-name="P14"><text:tab/>- Run your methods on these word pairs and analyze the results, <text:tab/>using both quantitative and qualitative methods.</text:p>
      <text:p text:style-name="P6"><text:tab/>- Write a brief summary of your analysis.</text:p>
      <text:p text:style-name="P6"/>
      <text:p text:style-name="P7"><text:span text:style-name="T18">Analysis</text:span></text:p>
      <text:p text:style-name="P7"><text:span text:style-name="T18"/></text:p>
      <text:list xml:id="list191118485873353" text:continue-numbering="true" text:style-name="L1">
        <text:list-item>
          <text:p text:style-name="P5"><text:span text:style-name="T16">D</text:span>o well by providing a thoughtful analysis of a small number of methods than by attempting to compare a very large number of methods.</text:p>
        </text:list-item>
        <text:list-item>
          <text:p text:style-name="P3"><text:span text:style-name="T13">u</text:span>se a combination of quantitative and qualitative analysis:</text:p>
          <text:list>
            <text:list-header>
              <text:p text:style-name="P19"><text:span text:style-name="T2">-</text:span><text:span text:style-name="T8">Quantitative analysis:</text:span></text:p>
              <text:list>
                <text:list-header>
                  <text:p text:style-name="P19"><text:span text:style-name="T8">-</text:span><text:span text:style-name="T2">compute the correlation between the similarity score of each word pair and the frequency of that pair or the words in it.</text:span></text:p>
                </text:list-header>
              </text:list>
              <text:p text:style-name="P18">-<text:span text:style-name="T14">Qu</text:span><text:span text:style-name="T2">alitative analysis:</text:span></text:p>
              <text:list text:continue-numbering="true">
                <text:list-header>
                  <text:p text:style-name="P18"><text:span text:style-name="T2">- decide to visualize some results, </text:span></text:p>
                  <text:p text:style-name="P18"><text:span text:style-name="T2">- discuss the behaviour of some particular examples,</text:span></text:p>
                  <text:p text:style-name="P18"><text:span text:style-name="T2">- analyse just one surprising pair in more detail by using the Twitter search page to get a better idea of what might be going on.</text:span></text:p>
                </text:list-header>
              </text:list>
            </text:list-header>
          </text:list>
        </text:list-item>
        <text:list-item>
          <text:p text:style-name="P3"><text:span text:style-name="T15">Fo</text:span>cus on one or two analyses that seem the most interesting or illuminating, and give a clear and concise explanation of those.</text:p>
          <text:p text:style-name="P3"/>
          <text:p text:style-name="P3"/>
        </text:list-item>
      </text:list>
      <text:p text:style-name="P11">Overall</text:p>
      <text:p text:style-name="P15"/>
      <text:list xml:id="list191119693543372" text:continue-numbering="true" text:style-name="L1">
        <text:list-item>
          <text:p text:style-name="P22"><text:span text:style-name="T11">Report should d</text:span><text:span text:style-name="T2">escribe:</text:span></text:p>
          <text:p text:style-name="P12">- what words you tested, and how you decided on those words <text:span text:style-name="T19">(See main assignment brief ‘Choosing words’ section)</text:span>.</text:p>
        </text:list-item>
      </text:list>
      <text:p text:style-name="Standard"><text:span text:style-name="T2"><text:tab/>- </text:span><text:span text:style-name="T7">wh</text:span><text:span text:style-name="T2">at question(s) you investigated.</text:span></text:p>
      <text:p text:style-name="Standard"><text:span text:style-name="T2"><text:tab/>- what methods you compared. You do not need to describe (P)PMI <text:s/><text:tab/>or cosine similarity, but you should include a brief description of <text:tab/>whatever other methods you chose.</text:span></text:p>
      <text:p text:style-name="Standard"><text:span text:style-name="T2">- how you analysed the results and what you concluded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6:41:34.144589291</meta:creation-date>
    <dc:date>2017-11-11T19:11:17.767906132</dc:date>
    <meta:editing-duration>PT2H9M1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536" meta:character-count="3169" meta:non-whitespace-character-count="2673"/>
  </office:meta>
</office:document-meta>
</file>